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languages</text:p>
      <text:p text:style-name="Standard">(</text:p>
      <text:p text:style-name="Standard"><text:tab/>language VARCHAR(4) ,</text:p>
      <text:p text:style-name="Standard"><text:tab/>PRIMARY KEY(language)</text:p>
      <text:p text:style-name="Standard">);</text:p>
      <text:p text:style-name="Standard"/>
      <text:p text:style-name="Standard">Insert into languages (language) VALUES('ru');</text:p>
      <text:p text:style-name="Standard">CREATE TABLE texts</text:p>
      <text:p text:style-name="Standard">(</text:p>
      <text:p text:style-name="Standard"><text:tab/>id int,</text:p>
      <text:p text:style-name="Standard"><text:tab/>language VARCHAR(4) <text:s/>REFERENCES languages(language),</text:p>
      <text:p text:style-name="Standard"><text:tab/>text VARCHAR(500),</text:p>
      <text:p text:style-name="Standard"><text:tab/>PRIMARY KEY(id, language)</text:p>
      <text:p text:style-name="Standard">);</text:p>
      <text:p text:style-name="Standard"/>
      <text:p text:style-name="Standard">CREATE TABLE permissions</text:p>
      <text:p text:style-name="Standard">(</text:p>
      <text:p text:style-name="Standard"><text:tab/>permission VARCHAR(15) ,</text:p>
      <text:p text:style-name="Standard"><text:tab/>PRIMARY KEY( permission)</text:p>
      <text:p text:style-name="Standard">);</text:p>
      <text:p text:style-name="Standard">insert into permissions (permission) VALUES('admin');</text:p>
      <text:p text:style-name="Standard">insert into permissions (permission) VALUES('user');</text:p>
      <text:p text:style-name="Standard"/>
      <text:p text:style-name="Standard">CREATE TABLE users</text:p>
      <text:p text:style-name="Standard">(</text:p>
      <text:p text:style-name="Standard"><text:tab/>users_login VARCHAR(20) UNIQUE NOT NULL,</text:p>
      <text:p text:style-name="Standard"><text:tab/>users_psw VARCHAR(20) NOT NULL,</text:p>
      <text:p text:style-name="Standard"><text:tab/>email VARCHAR(30) NOT NULL,</text:p>
      <text:p text:style-name="Standard"><text:tab/>permission VARCHAR(15) REFERENCES permissions(permission),</text:p>
      <text:p text:style-name="Standard"><text:tab/>PRIMARY KEY (users_login) </text:p>
      <text:p text:style-name="Standard">);</text:p>
      <text:p text:style-name="Standard"/>
      <text:p text:style-name="Standard">INSERT INTO <text:span text:style-name="Emphasis">users</text:span> (<text:span text:style-name="Emphasis">users_login</text:span>, <text:span text:style-name="Emphasis">users_psw</text:span>,<text:span text:style-name="Emphasis">email, permission</text:span>)<text:line-break/>VALUES (<text:span text:style-name="Emphasis">'default' </text:span>,'<text:span text:style-name="Emphasis">samsung123'</text:span>, <text:a xlink:type="simple" xlink:href="mailto:'default@gmail.com">'default@gmail.com</text:a>', 'user');</text:p>
      <text:p text:style-name="Standard"/>
      <text:p text:style-name="Standard">CREATE TABLE images</text:p>
      <text:p text:style-name="Standard">(</text:p>
      <text:p text:style-name="Standard"><text:tab/>id <text:s/><text:span text:style-name="Source_20_Text">serial</text:span>,</text:p>
      <text:p text:style-name="Standard"><text:tab/>gzip_image VARCHAR(100),</text:p>
      <text:p text:style-name="Standard"><text:tab/>amazon_link VARCHAR(100),</text:p>
      <text:p text:style-name="Standard"><text:tab/>PRIMARY KEY (id) </text:p>
      <text:p text:style-name="Standard">);</text:p>
      <text:p text:style-name="Standard"/>
      <text:p text:style-name="Standard">CREATE TABLE user_addition_info</text:p>
      <text:p text:style-name="Standard">(</text:p>
      <text:p text:style-name="Standard"><text:tab/>users_login VARCHAR(20) UNIQUE NOT NULL,</text:p>
      <text:p text:style-name="Standard"><text:tab/>foto int <text:s/>REFERENCES images(id),</text:p>
      <text:p text:style-name="Standard"><text:tab/>first_name VARCHAR(20),</text:p>
      <text:p text:style-name="Standard"><text:tab/>second_name VARCHAR(20),</text:p>
      <text:p text:style-name="Standard"><text:soft-page-break/><text:tab/>sex VARCHAR(6) CHECK (sex IN ('female', 'male')),</text:p>
      <text:p text:style-name="Standard"><text:tab/>birth_date DATE, </text:p>
      <text:p text:style-name="Standard"><text:tab/>address VARCHAR(60),</text:p>
      <text:p text:style-name="Standard"><text:tab/>phone VARCHAR(12), </text:p>
      <text:p text:style-name="Standard"><text:tab/>FOREIGN KEY (users_login) REFERENCES users(users_login)</text:p>
      <text:p text:style-name="Standard">);</text:p>
      <text:p text:style-name="Standard"/>
      <text:p text:style-name="Standard">CREATE TABLE workout_types</text:p>
      <text:p text:style-name="Standard">(</text:p>
      <text:p text:style-name="Standard"><text:tab/>type int,</text:p>
      <text:p text:style-name="Standard"><text:tab/>language VARCHAR(4),</text:p>
      <text:p text:style-name="Standard"><text:tab/>Foreign key(type, <text:s/>language) REFERENCES texts(id, language),</text:p>
      <text:p text:style-name="Standard"><text:tab/>PRIMARY KEY (type, language)</text:p>
      <text:p text:style-name="Standard">);</text:p>
      <text:p text:style-name="Standard"/>
      <text:p text:style-name="Standard">CREATE TABLE workout_difficulties</text:p>
      <text:p text:style-name="Standard">(</text:p>
      <text:p text:style-name="Standard"><text:tab/>difficulty int,</text:p>
      <text:p text:style-name="Standard"><text:tab/>language VARCHAR(4),</text:p>
      <text:p text:style-name="Standard"><text:tab/>Foreign key(difficulty, <text:s/>language) REFERENCES texts(id, language),</text:p>
      <text:p text:style-name="Standard"><text:tab/>PRIMARY KEY (difficulty, language)</text:p>
      <text:p text:style-name="Standard">);</text:p>
      <text:p text:style-name="Standard"/>
      <text:p text:style-name="Standard">CREATE TABLE workout_frequencies</text:p>
      <text:p text:style-name="Standard">(</text:p>
      <text:p text:style-name="Standard"><text:tab/>frequency int,</text:p>
      <text:p text:style-name="Standard"><text:tab/>language VARCHAR(4),</text:p>
      <text:p text:style-name="Standard"><text:tab/>Foreign key(frequency, <text:s/>language) REFERENCES texts(id, language),</text:p>
      <text:p text:style-name="Standard"><text:tab/>PRIMARY KEY (frequency, language)</text:p>
      <text:p text:style-name="Standard">);</text:p>
      <text:p text:style-name="Standard"/>
      <text:p text:style-name="Standard">CREATE TABLE workouts</text:p>
      <text:p text:style-name="Standard">(</text:p>
      <text:p text:style-name="Standard"><text:tab/>id <text:span text:style-name="Source_20_Text">serial</text:span>,</text:p>
      <text:p text:style-name="Standard"><text:tab/>creator VARCHAR(20),</text:p>
      <text:p text:style-name="Standard"><text:tab/>title int,</text:p>
      <text:p text:style-name="Standard"><text:tab/>image int NOT NULL,</text:p>
      <text:p text:style-name="Standard"><text:tab/>author VARCHAR(30),</text:p>
      <text:p text:style-name="Standard"><text:tab/>type int ,</text:p>
      <text:p text:style-name="Standard"><text:tab/>frequency <text:s/>int,</text:p>
      <text:p text:style-name="Standard"><text:tab/>difficulty int,</text:p>
      <text:p text:style-name="Standard"><text:tab/>language VARCHAR(4),</text:p>
      <text:p text:style-name="Standard"><text:tab/>description VARCHAR(1000),</text:p>
      <text:p text:style-name="Standard"><text:tab/>PRIMARY KEY (id, creator),</text:p>
      <text:p text:style-name="Standard"><text:tab/>FOREIGN KEY( title, language ) REFERENCES texts(id, language),</text:p>
      <text:p text:style-name="Standard"><text:tab/>FOREIGN KEY( type, language ) REFERENCES workout_types(type, language),</text:p>
      <text:p text:style-name="Standard"><text:tab/>FOREIGN KEY( difficulty, language ) REFERENCES workout_difficulties(difficulty, language),</text:p>
      <text:p text:style-name="Standard"><text:tab/>FOREIGN KEY( frequency, language ) REFERENCES workout_frequencies(frequency, language),</text:p>
      <text:p text:style-name="Standard"><text:tab/>FOREIGN KEY( creator) REFERENCES users(users_login)</text:p>
      <text:p text:style-name="Standard"><text:soft-page-break/>);</text:p>
      <text:p text:style-name="Standard"/>
      <text:p text:style-name="Standard">CREATE TABLE workouts_statistic</text:p>
      <text:p text:style-name="Standard">(</text:p>
      <text:p text:style-name="Standard"><text:tab/>workout_id <text:s/>int,</text:p>
      <text:p text:style-name="Standard"><text:tab/>creator varchar(20),</text:p>
      <text:p text:style-name="Standard"><text:tab/>downloads NUMERIC(7,0) NOT NULL DEFAULT 0,</text:p>
      <text:p text:style-name="Standard"><text:tab/>views NUMERIC(7,0) <text:s/>NOT NULL DEFAULT 1,</text:p>
      <text:p text:style-name="Standard"><text:tab/>rating real CHECK (rating &lt; 5.0 AND rating &gt;=0.0) NOT NULL DEFAULT 0.0,</text:p>
      <text:p text:style-name="Standard"><text:tab/>votes <text:s text:c="2"/>NUMERIC(7,0) <text:s/>NOT NULL DEFAULT 0,</text:p>
      <text:p text:style-name="Standard"><text:tab/>tweets NUMERIC(7,0) NOT NULL <text:s/>DEFAULT 0,</text:p>
      <text:p text:style-name="Standard"><text:tab/>google_share NUMERIC(7,0) NOT NULL <text:s/>DEFAULT 0,</text:p>
      <text:p text:style-name="Standard"><text:tab/>vk_share NUMERIC(7,0) NOT NULL <text:s/>DEFAULT 0,</text:p>
      <text:p text:style-name="Standard"><text:tab/>facebook_share NUMERIC(7,0) NOT NULL <text:s/>DEFAULT 0,</text:p>
      <text:p text:style-name="Standard"/>
      <text:p text:style-name="Standard"><text:tab/>Primary KEY (workout_id, creator),</text:p>
      <text:p text:style-name="Standard"><text:tab/>FOREIGN KEY (workout_id, creator) REFERENCES workouts(id, creator)</text:p>
      <text:p text:style-name="Standard">);</text:p>
      <text:p text:style-name="Standard"/>
      <text:p text:style-name="Standard">CREATE TABLE workout_comments</text:p>
      <text:p text:style-name="Standard">(</text:p>
      <text:p text:style-name="Standard"><text:tab/>comment_id <text:span text:style-name="Source_20_Text">serial,</text:span> </text:p>
      <text:p text:style-name="Standard"><text:tab/>workout_id <text:s/>int ,</text:p>
      <text:p text:style-name="Standard"><text:tab/>creator <text:s/>varchar(50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,</text:p>
      <text:p text:style-name="Standard"><text:tab/>FOREIGN KEY (workout_id, creator) REFERENCES workouts(id, creator)</text:p>
      <text:p text:style-name="Standard">);</text:p>
      <text:p text:style-name="Standard"/>
      <text:p text:style-name="Standard">CREATE TABLE exercise_muscle_groups</text:p>
      <text:p text:style-name="Standard">(</text:p>
      <text:p text:style-name="Standard"><text:tab/>muscle_group int,</text:p>
      <text:p text:style-name="Standard"><text:tab/>language VARCHAR(4),</text:p>
      <text:p text:style-name="Standard"><text:tab/>Foreign key(muscle_group, <text:s/>language) REFERENCES texts(id, language),</text:p>
      <text:p text:style-name="Standard"><text:tab/>PRIMARY KEY (muscle_group, language)</text:p>
      <text:p text:style-name="Standard">);</text:p>
      <text:p text:style-name="Standard"/>
      <text:p text:style-name="Standard">CREATE TABLE exercise_e<text:span text:style-name="Strong_20_Emphasis"><text:span text:style-name="T1">quipments</text:span></text:span></text:p>
      <text:p text:style-name="Standard">(</text:p>
      <text:p text:style-name="Standard"><text:tab/>e<text:span text:style-name="Strong_20_Emphasis"><text:span text:style-name="T1">quipment</text:span></text:span> int,</text:p>
      <text:p text:style-name="Standard"><text:tab/>language VARCHAR(4),</text:p>
      <text:p text:style-name="Standard"><text:tab/>Foreign key(e<text:span text:style-name="Strong_20_Emphasis"><text:span text:style-name="T1">quipment</text:span></text:span>, <text:s/>language) REFERENCES texts(id, language),</text:p>
      <text:p text:style-name="Standard"><text:tab/>PRIMARY KEY (e<text:span text:style-name="Strong_20_Emphasis"><text:span text:style-name="T1">quipment</text:span></text:span>, language)</text:p>
      <text:p text:style-name="Standard">);</text:p>
      <text:p text:style-name="Standard"/>
      <text:p text:style-name="Standard"/>
      <text:p text:style-name="Standard">CREATE TABLE exercise_difficulties</text:p>
      <text:p text:style-name="Standard">(</text:p>
      <text:p text:style-name="Standard"><text:soft-page-break/><text:tab/><text:span text:style-name="Strong_20_Emphasis"><text:span text:style-name="T1">difficulty</text:span></text:span> int,</text:p>
      <text:p text:style-name="Standard"><text:tab/>language VARCHAR(4),</text:p>
      <text:p text:style-name="Standard"><text:tab/>Foreign key(<text:span text:style-name="Strong_20_Emphasis"><text:span text:style-name="T1">difficulty</text:span></text:span>, <text:s/>language) REFERENCES texts(id, language),</text:p>
      <text:p text:style-name="Standard"><text:tab/>PRIMARY KEY (<text:span text:style-name="Strong_20_Emphasis"><text:span text:style-name="T1">difficulty</text:span></text:span>, language)</text:p>
      <text:p text:style-name="Standard">);</text:p>
      <text:p text:style-name="Standard"/>
      <text:p text:style-name="Standard"/>
      <text:p text:style-name="Standard"/>
      <text:p text:style-name="Standard">CREATE TABLE exercise_types</text:p>
      <text:p text:style-name="Standard">(</text:p>
      <text:p text:style-name="Standard"><text:tab/><text:span text:style-name="Strong_20_Emphasis"><text:span text:style-name="T1">type</text:span></text:span> int,</text:p>
      <text:p text:style-name="Standard"><text:tab/>language VARCHAR(4),</text:p>
      <text:p text:style-name="Standard"><text:tab/>Foreign key(<text:span text:style-name="Strong_20_Emphasis"><text:span text:style-name="T1">type</text:span></text:span>, <text:s/>language) REFERENCES texts(id, language),</text:p>
      <text:p text:style-name="Standard"><text:tab/>PRIMARY KEY (<text:span text:style-name="Strong_20_Emphasis"><text:span text:style-name="T1">type</text:span></text:span>, language)</text:p>
      <text:p text:style-name="Standard">);</text:p>
      <text:p text:style-name="Standard"/>
      <text:p text:style-name="Standard"/>
      <text:p text:style-name="Standard">CREATE TABLE exercises</text:p>
      <text:p text:style-name="Standard">(</text:p>
      <text:p text:style-name="Standard"><text:tab/>id <text:span text:style-name="Source_20_Text">serial</text:span>,</text:p>
      <text:p text:style-name="Standard"><text:tab/>title VARCHAR(20) <text:s/>NOT NULL,</text:p>
      <text:p text:style-name="Standard"><text:tab/>image1 int NOT NULL <text:span text:style-name="Strong_20_Emphasis"><text:span text:style-name="T1">REFERENCES images(id)</text:span></text:span>,</text:p>
      <text:p text:style-name="Standard"><text:tab/>image2 int NOT NULL <text:span text:style-name="Strong_20_Emphasis"><text:span text:style-name="T1">REFERENCES images(id)</text:span></text:span>,</text:p>
      <text:p text:style-name="Standard"><text:tab/>description VARCHAR(200) NOT NULL,</text:p>
      <text:p text:style-name="Standard"><text:tab/><text:span text:style-name="Strong_20_Emphasis"><text:span text:style-name="T1">type int,</text:span></text:span></text:p>
      <text:p text:style-name="Standard"><text:span text:style-name="Strong_20_Emphasis"><text:span text:style-name="T1"><text:tab/>difficulty int,</text:span></text:span></text:p>
      <text:p text:style-name="Standard"><text:span text:style-name="Strong_20_Emphasis"><text:span text:style-name="T1"><text:tab/>equipment int,</text:span></text:span></text:p>
      <text:p text:style-name="Standard"><text:span text:style-name="Strong_20_Emphasis"><text:span text:style-name="T1"><text:tab/>muscle_group int,</text:span></text:span></text:p>
      <text:p text:style-name="Standard"><text:tab/>language VARCHAR(4),<text:tab/></text:p>
      <text:p text:style-name="Standard"/>
      <text:p text:style-name="Standard"><text:tab/>FOREIGN KEY( type, language ) REFERENCES <text:span text:style-name="Strong_20_Emphasis"><text:span text:style-name="T1">exercise</text:span></text:span>_types(type, language),</text:p>
      <text:p text:style-name="Standard"><text:tab/>FOREIGN KEY( <text:span text:style-name="Strong_20_Emphasis"><text:span text:style-name="T1">muscle_group</text:span></text:span>, language ) REFERENCES <text:s/>exercise_muscle_groups(<text:span text:style-name="Strong_20_Emphasis"><text:span text:style-name="T1">muscle_group</text:span></text:span>, language),</text:p>
      <text:p text:style-name="Standard"><text:tab/>FOREIGN KEY( difficulty, language ) REFERENCES <text:span text:style-name="Strong_20_Emphasis"><text:span text:style-name="T1">exercise</text:span></text:span>_difficulties(difficulty, language),</text:p>
      <text:p text:style-name="Standard"><text:tab/>FOREIGN KEY( <text:span text:style-name="Strong_20_Emphasis"><text:span text:style-name="T1">equipment</text:span></text:span>, language ) REFERENCES <text:span text:style-name="Strong_20_Emphasis"><text:span text:style-name="T1">exercise</text:span></text:span>_e<text:span text:style-name="Strong_20_Emphasis"><text:span text:style-name="T1">quipments</text:span></text:span>(<text:span text:style-name="Strong_20_Emphasis"><text:span text:style-name="T1">equipment</text:span></text:span>, language),</text:p>
      <text:p text:style-name="Standard"/>
      <text:p text:style-name="Standard"><text:tab/>PRIMARY KEY (id)</text:p>
      <text:p text:style-name="Standard">);</text:p>
      <text:p text:style-name="Standard"/>
      <text:p text:style-name="Standard"/>
      <text:p text:style-name="Standard">CREATE TABLE exercise_comments</text:p>
      <text:p text:style-name="Standard">(</text:p>
      <text:p text:style-name="Standard"><text:tab/>comment_id <text:span text:style-name="Source_20_Text">serial,</text:span> </text:p>
      <text:p text:style-name="Standard"><text:tab/>exercise_id <text:s/>int REFERENCES exercises(id),</text:p>
      <text:p text:style-name="Standard"><text:tab/>users_login VARCHAR(20) <text:s/>REFERENCES users(users_login),</text:p>
      <text:p text:style-name="Standard"><text:soft-page-break/><text:tab/>comment_text VARCHAR(300) NOT NULL,</text:p>
      <text:p text:style-name="Standard"><text:tab/>PRIMARY KEY (comment_id )</text:p>
      <text:p text:style-name="Standard">);</text:p>
      <text:p text:style-name="Standard"/>
      <text:p text:style-name="Standard"/>
      <text:p text:style-name="Standard"/>
      <text:p text:style-name="Standard">CREATE TABLE exercises_statistic</text:p>
      <text:p text:style-name="Standard">(</text:p>
      <text:p text:style-name="Standard"><text:tab/>exercise_id <text:s/>int,</text:p>
      <text:p text:style-name="Standard"><text:tab/>downloads NUMERIC(7,0) DEFAULT 0,</text:p>
      <text:p text:style-name="Standard"><text:tab/>views NUMERIC(7,0) <text:s/>DEFAULT 1,</text:p>
      <text:p text:style-name="Standard"><text:tab/>rating real CHECK (rating &lt; 5.0 AND rating &gt;=0.0) DEFAULT 0.0,</text:p>
      <text:p text:style-name="Standard"><text:tab/>votes <text:s text:c="2"/>NUMERIC(7,0) <text:s/>DEFAULT 0,</text:p>
      <text:p text:style-name="Standard"><text:tab/>tweets NUMERIC(7,0) DEFAULT 0,</text:p>
      <text:p text:style-name="Standard"><text:tab/>google_share NUMERIC(7,0) DEFAULT 0,</text:p>
      <text:p text:style-name="Standard"><text:tab/>vk_share NUMERIC(7,0) DEFAULT 0,</text:p>
      <text:p text:style-name="Standard"><text:tab/>facebook_share NUMERIC(7,0) DEFAULT 0,</text:p>
      <text:p text:style-name="Standard"><text:tab/>PRIMARY KEY (exercise_id ),</text:p>
      <text:p text:style-name="Standard"><text:tab/>FOREIGN KEY (exercise_id) REFERENCES exercises(id)</text:p>
      <text:p text:style-name="Standard">);</text:p>
      <text:p text:style-name="Standard"/>
      <text:p text:style-name="Standard"/>
      <text:p text:style-name="Standard"/>
      <text:p text:style-name="Standard">CREATE TABLE workout_exercise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id <text:s/>int REFERENCES exercises(id),</text:span></text:p>
      <text:p text:style-name="Standard"><text:span text:style-name="Source_20_Text"><text:tab/>workout_id varchar(50) ,</text:span></text:p>
      <text:p text:style-name="Standard"><text:span text:style-name="Source_20_Text"><text:tab/>creator VARCHAR(20),</text:span></text:p>
      <text:p text:style-name="Standard"><text:span text:style-name="Source_20_Text"><text:tab/>day VARCHAR(10) NOT NULL DEFAULT 'Day 1',</text:span></text:p>
      <text:p text:style-name="Standard"><text:span text:style-name="Source_20_Text"><text:tab/>t</text:span><text:span text:style-name="Strong_20_Emphasis">imer</text:span><text:span text:style-name="Source_20_Text"> int NOT NULL DEFAULT 30,</text:span></text:p>
      <text:p text:style-name="Standard"><text:span text:style-name="Source_20_Text"><text:tab/></text:span><text:span text:style-name="Source_20_Text">repeat</text:span><text:span text:style-name="Source_20_Text"> int NOT NULL DEFAULT 1,</text:span></text:p>
      <text:p text:style-name="Standard"><text:span text:style-name="Source_20_Text"><text:tab/></text:span><text:span text:style-name="Strong_20_Emphasis">sets</text:span><text:span text:style-name="Source_20_Text"> int NOT NULL DEFAULT 1,</text:span></text:p>
      <text:p text:style-name="Standard"><text:span text:style-name="Source_20_Text"><text:tab/>PRIMARY KEY (id),</text:span></text:p>
      <text:p text:style-name="Standard"><text:span text:style-name="Source_20_Text"><text:tab/>FOREIGN KEY( workout_id, <text:s/>creator)REFERENCES workouts(title, </text:span><text:span text:style-name="Source_20_Text"><text:tab/>creator)</text:span></text:p>
      <text:p text:style-name="Standard">);</text:p>
      <text:p text:style-name="Standard">CREATE TABLE record_types</text:p>
      <text:p text:style-name="Standard">(</text:p>
      <text:p text:style-name="Standard"><text:span text:style-name="Source_20_Text"><text:tab/>type VARCHAR(30) UNIQUE NOT NULL,</text:span></text:p>
      <text:p text:style-name="Standard"><text:span text:style-name="Source_20_Text"><text:tab/>PRIMARY KEY (type</text:span><text:span text:style-name="Source_20_Text">)</text:span></text:p>
      <text:p text:style-name="Standard">);</text:p>
      <text:p text:style-name="Standard"/>
      <text:p text:style-name="Standard">CREATE TABLE <text:s/>exercise_record_type</text:p>
      <text:p text:style-name="Standard">(</text:p>
      <text:p text:style-name="Standard"><text:span text:style-name="Source_20_Text"><text:tab/>id </text:span><text:span text:style-name="Source_20_Text">serial,</text:span></text:p>
      <text:p text:style-name="Standard"><text:span text:style-name="Source_20_Text"><text:tab/>workout_exercise_id int NOT NULL,</text:span></text:p>
      <text:p text:style-name="Standard"><text:span text:style-name="Source_20_Text"><text:tab/>type </text:span><text:span text:style-name="Source_20_Text">VARCHAR(20)</text:span><text:span text:style-name="Source_20_Text">,</text:span></text:p>
      <text:p text:style-name="Standard"><text:span text:style-name="Source_20_Text"><text:tab/>FOREIGN KEY (workout_exercise_id) REFERENCES <text:s text:c="20"/><text:tab/></text:span><text:soft-page-break/><text:span text:style-name="Source_20_Text"><text:tab/>workout_exercise(id),</text:span></text:p>
      <text:p text:style-name="Standard"><text:span text:style-name="Source_20_Text"><text:tab/>FOREIGN KEY (type) REFERENCES record_types(</text:span><text:span text:style-name="Source_20_Text">type</text:span><text:span text:style-name="Source_20_Text">)</text:span></text:p>
      <text:p text:style-name="Standard">);</text:p>
      <text:p text:style-name="Standard"/>
      <text:p text:style-name="Standard"/>
      <text:p text:style-name="Standard">CREATE TABLE workout_exercise_record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record_type_id int <text:s/>REFERENCES <text:tab/><text:tab/><text:tab/><text:tab/> <text:tab/><text:tab/><text:tab/> exercise_record_type(id),</text:span></text:p>
      <text:p text:style-name="Standard"><text:span text:style-name="Source_20_Text"><text:tab/>repeat int NOT NULL CHECK(repeat &gt; 0),</text:span></text:p>
      <text:p text:style-name="Standard"><text:span text:style-name="Source_20_Text"><text:tab/>value int NOT NULL,</text:span></text:p>
      <text:p text:style-name="Standard"><text:span text:style-name="Source_20_Text"><text:tab/>date DATE,</text:span></text:p>
      <text:p text:style-name="Standard"><text:span text:style-name="Source_20_Text"><text:s/></text:span></text:p>
      <text:p text:style-name="Standard"><text:span text:style-name="Source_20_Text"><text:tab/>PRIMARY KEY (id)</text:span>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563in" fo:margin-right="0.3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0:52:31</meta:creation-date>
    <meta:editing-duration>PT4H6M17S</meta:editing-duration>
    <meta:editing-cycles>30</meta:editing-cycles>
    <meta:generator>LibreOffice/3.5$Linux_X86_64 LibreOffice_project/350m1$Build-2</meta:generator>
    <meta:initial-creator>d.shevchyk </meta:initial-creator>
    <dc:date>2013-09-03T23:52:08</dc:date>
    <dc:creator>d.shevchyk </dc:creator>
    <meta:document-statistic meta:table-count="0" meta:image-count="0" meta:object-count="0" meta:page-count="6" meta:paragraph-count="217" meta:word-count="709" meta:character-count="5945" meta:non-whitespace-character-count="5233"/>
  </office:meta>
</office:document-meta>
</file>